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Codec.write( JSONSerializer serializer , Object object , Object fieldName , Type fieldType , int features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50">
            <text:p text:style-name="Table_20_Contents">50</text:p>
          </table:table-cell>
          <table:table-cell office:value-type="float" office:value="175">
            <text:p text:style-name="Table_20_Contents">175</text:p>
          </table:table-cell>
        </table:table-row>
        <table:table-row>
          <table:table-cell office:value-type="string">
            <text:p text:style-name="Table_20_Contents">Date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Codec.cast( DefaultJSONParser parser , Type clazz , Object fieldName , Object val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4">
            <text:p text:style-name="Table_20_Contents">24</text:p>
          </table:table-cell>
          <table:table-cell office:value-type="float" office:value="79">
            <text:p text:style-name="Table_20_Contents">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